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"rowdier
than this"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"scholar"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"paranormal activity can be explained partly
by plasma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5:09:44+01:00</meta:creation-date>
    <dc:date>2019-12-14T15:09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